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2cm" svg:stroke-color="#6b2394" draw:marker-start="" draw:marker-start-width="0.33cm" draw:marker-end="Arrow" draw:marker-end-width="0.18cm" draw:fill="none" draw:textarea-vertical-align="middle" fo:padding-top="0.135cm" fo:padding-bottom="0.135cm" fo:padding-left="0.26cm" fo:padding-right="0.26cm"/>
    </style:style>
    <style:style style:name="gr2" style:family="graphic" style:parent-style-name="standard">
      <style:graphic-properties draw:stroke="none" svg:stroke-color="#6b2394" draw:fill="none" fo:min-height="0.641cm"/>
    </style:style>
    <style:style style:name="gr3" style:family="graphic" style:parent-style-name="standard">
      <style:graphic-properties draw:stroke="none" svg:stroke-color="#6b2394" draw:fill="none" fo:min-height="0.378cm"/>
    </style:style>
    <style:style style:name="gr4" style:family="graphic" style:parent-style-name="standard" style:list-style-name="L1">
      <style:graphic-properties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-color="#ffffff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1.063cm" fo:min-width="6.331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-color="#ffffff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1.063cm" fo:min-width="6.331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>
      <style:graphic-properties draw:stroke="none" svg:stroke-color="#6b2394" draw:fill="none" fo:min-height="0.307cm"/>
    </style:style>
    <style:style style:name="gr9" style:family="graphic" style:parent-style-name="objectwithoutfill" style:list-style-name="L1">
      <style:graphic-properties svg:stroke-width="0.02cm" svg:stroke-color="#6b2394" draw:marker-start="Arrow" draw:marker-start-width="0.18cm" draw:marker-start-center="false" draw:marker-end="Arrow" draw:marker-end-width="0.18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fit-to-size="false" draw:fit-to-contour="false" fo:max-height="0cm" fo:max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-dash="Dash_20_10" svg:stroke-width="0.02cm" svg:stroke-color="#6b0094" draw:marker-start="" draw:marker-start-width="0.18cm" draw:marker-start-center="false" draw:marker-end="" draw:marker-end-width="0.18cm" draw:marker-end-center="false" svg:stroke-opacity="100%" draw:stroke-linejoin="round" draw:fill-color="#ffffff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none" draw:stroke-dash="Dash_20_10" svg:stroke-width="0.02cm" svg:stroke-color="#6b0094" draw:marker-start="" draw:marker-start-width="0.18cm" draw:marker-start-center="false" draw:marker-end="" draw:marker-end-width="0.18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71cm" fo:min-width="6.332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-dash="Dash_20_10" svg:stroke-width="0.02cm" svg:stroke-color="#6b0094" draw:marker-start="" draw:marker-start-width="0.18cm" draw:marker-start-center="false" draw:marker-end="" draw:marker-end-width="0.18cm" draw:marker-end-center="false" svg:stroke-opacity="100%" draw:stroke-linejoin="round" draw:fill-color="#ffffff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none" draw:stroke-dash="Dash_20_10" svg:stroke-width="0.02cm" svg:stroke-color="#6b0094" draw:marker-start="" draw:marker-start-width="0.18cm" draw:marker-start-center="false" draw:marker-end="" draw:marker-end-width="0.18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705cm" fo:min-width="6.331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4.162cm"/>
    </style:style>
    <style:style style:name="gr15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false" fo:min-height="0.789cm" fo:min-width="3.681cm"/>
    </style:style>
    <style:style style:name="P1" style:family="paragraph">
      <style:paragraph-properties fo:text-align="center"/>
      <style:text-properties fo:font-family="'ubuntu Light'" style:font-pitch="variable"/>
    </style:style>
    <style:style style:name="P2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font-family="'ubuntu Light'" style:font-pitch="variable" fo:hyphenate="false"/>
    </style:style>
    <style:style style:name="P3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color="#6b0094" fo:font-family="'ubuntu Light'" style:font-pitch="variable" fo:font-size="10pt" style:font-size-asian="10pt" style:font-size-complex="10pt"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text-outline="false" style:text-line-through-style="none" style:text-position="0% 100%" fo:font-family="'ubuntu Light'" style:font-pitch="variable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'" style:font-family-generic-asian="system" style:font-pitch-asian="variable" style:language-asian="zh" style:country-asian="CN" style:font-style-asian="normal" style:font-weight-asian="normal" style:font-family-complex="'Lohit Hindi'" style:font-family-generic-complex="system" style:font-pitch-complex="variable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color="#000000" style:text-outline="false" style:text-line-through-style="none" style:text-position="0% 100%" fo:font-family="'ubuntu Light'" style:font-pitch="variable" fo:font-size="9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9pt" style:language-asian="zh" style:country-asian="CN" style:font-style-asian="normal" style:font-weight-asian="normal" style:font-family-complex="'Lohit Hindi'" style:font-family-generic-complex="system" style:font-pitch-complex="variable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position="0% 100%" fo:font-family="'ubuntu Light'" style:font-pitch="variable" fo:font-size="9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9pt" style:language-asian="zh" style:country-asian="CN" style:font-style-asian="normal" style:font-weight-asian="normal" style:font-family-complex="'Lohit Hindi'" style:font-family-generic-complex="system" style:font-pitch-complex="variable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font-family="'ubuntu Light'" style:font-pitch="variable" fo:hyphenate="false"/>
    </style:style>
    <style:style style:name="P8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6b0094" fo:font-family="'ubuntu Light'" style:font-pitch="variable" fo:font-size="10pt" fo:font-weight="bold" style:font-size-asian="10pt" style:font-weight-asian="bold" style:font-size-complex="10pt" style:font-weight-complex="bold"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family="'ubuntu Light'" style:font-pitch="variable" fo:hyphenate="false"/>
    </style:style>
    <style:style style:name="P1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6b0094" fo:font-family="'ubuntu Light'" style:font-pitch="variable" fo:font-size="10pt" fo:font-weight="bold" style:font-size-asian="10pt" style:font-weight-asian="bold" style:font-size-complex="10pt" style:font-weight-complex="bold" fo:hyphenate="false"/>
    </style:style>
    <style:style style:name="T1" style:family="text">
      <style:text-properties fo:color="#6b0094" style:text-outline="false" style:text-line-through-style="none" style:text-position="0% 100%" fo:font-size="10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10pt" style:language-asian="zh" style:country-asian="CN" style:font-style-asian="normal" style:font-weight-asian="normal" style:font-family-complex="'Lohit Hindi'" style:font-family-generic-complex="system" style:font-pitch-complex="variable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color="#6b0094" style:text-outline="false" style:text-line-through-style="none" style:text-position="0% 100%" fo:font-size="10pt" fo:letter-spacing="normal" fo:language="cs" fo:country="CZ" fo:font-style="normal" fo:text-shadow="none" style:text-underline-style="none" fo:font-weight="bold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10pt" style:language-asian="zh" style:country-asian="CN" style:font-style-asian="normal" style:font-weight-asian="bold" style:font-family-complex="'Lohit Hindi'" style:font-family-generic-complex="system" style:font-pitch-complex="variable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line draw:style-name="gr1" draw:text-style-name="P1" draw:layer="layout" svg:x1="11.481cm" svg:y1="1.792cm" svg:x2="11.479cm" svg:y2="3.564cm">
          <text:p/>
        </draw:line>
        <draw:frame draw:style-name="gr2" draw:text-style-name="P3" draw:layer="layout" svg:width="2.875cm" svg:height="0.891cm" svg:x="0.018cm" svg:y="0.558cm">
          <draw:text-box>
            <text:p text:style-name="P2"><text:span text:style-name="T1">Uložiště A</text:span></text:p>
          </draw:text-box>
        </draw:frame>
        <draw:frame draw:style-name="gr3" draw:text-style-name="P3" draw:layer="layout" svg:width="2.1cm" svg:height="0.645cm" svg:x="13cm" svg:y="0.558cm">
          <draw:text-box>
            <text:p text:style-name="P2"><text:span text:style-name="T1">Uložiště B</text:span></text:p>
          </draw:text-box>
        </draw:frame>
        <draw:frame draw:style-name="gr2" draw:text-style-name="P3" draw:layer="layout" svg:width="2.875cm" svg:height="0.891cm" svg:x="0.018cm" svg:y="3.145cm">
          <draw:text-box>
            <text:p text:style-name="P2"><text:span text:style-name="T1">Uložiště A</text:span></text:p>
          </draw:text-box>
        </draw:frame>
        <draw:g>
          <draw:custom-shape draw:style-name="gr4" draw:text-style-name="P4" draw:layer="layout" svg:width="6.889cm" svg:height="1.326cm" svg:x="0.089cm" svg:y="3.6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6" draw:layer="layout" svg:width="7.054cm" svg:height="1.319cm" svg:x="0.025cm" svg:y="3.674cm">
            <draw:text-box>
              <text:p text:style-name="P5">diplomová_práce.pdf<text:tab/>Ne 30.3.2014, 17:31</text:p>
              <text:p text:style-name="P5">schéma_replikace.png<text:tab/>Pá 28.3.2014, 12:20</text:p>
              <text:p text:style-name="P5">schéma_synch.png<text:tab/>St <text:s/>26.3.2014, 21:03</text:p>
            </draw:text-box>
          </draw:frame>
          <draw:custom-shape draw:style-name="gr6" draw:text-style-name="P4" draw:layer="layout" svg:width="6.889cm" svg:height="1.326cm" svg:x="8.035cm" svg:y="3.6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6" draw:layer="layout" svg:width="7.054cm" svg:height="1.319cm" svg:x="7.971cm" svg:y="3.674cm">
            <draw:text-box>
              <text:p text:style-name="P5">diplomová_práce.pdf<text:tab/>Ne 30.3.2014, 17:31</text:p>
              <text:p text:style-name="P5">schéma_replikace.png<text:tab/>Pá 28.3.2014, 12:20</text:p>
              <text:p text:style-name="P5">schéma_synch.png<text:tab/>St <text:s/>26.3.2014, 21:03</text:p>
            </draw:text-box>
          </draw:frame>
        </draw:g>
        <draw:frame draw:style-name="gr8" draw:text-style-name="P3" draw:layer="layout" svg:width="2.121cm" svg:height="0.645cm" svg:x="12.9cm" svg:y="3.145cm">
          <draw:text-box>
            <text:p text:style-name="P2"><text:span text:style-name="T1">Uložiště B</text:span></text:p>
          </draw:text-box>
        </draw:frame>
        <draw:line draw:style-name="gr1" draw:text-style-name="P1" draw:layer="layout" svg:x1="3.552cm" svg:y1="1.785cm" svg:x2="3.55cm" svg:y2="3.557cm">
          <text:p/>
        </draw:line>
        <draw:g>
          <draw:line draw:style-name="gr9" draw:text-style-name="P4" draw:layer="layout" svg:x1="7.007cm" svg:y1="1.836cm" svg:x2="7.995cm" svg:y2="1.836cm">
            <text:p/>
          </draw:line>
          <draw:custom-shape draw:style-name="gr10" draw:text-style-name="P4" draw:layer="layout" svg:width="6.89cm" svg:height="1.327cm" svg:x="8.035cm" svg:y="1.1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6" draw:layer="layout" svg:width="7.054cm" svg:height="0.963cm" svg:x="7.971cm" svg:y="1.092cm">
            <draw:text-box>
              <text:p text:style-name="P5">diplomová_práce.pdf<text:tab/>Ne 27.3.2014, 15:14</text:p>
              <text:p text:style-name="P5">schéma_synch.png<text:tab/>St <text:s/>26.3.2014, 21:03</text:p>
            </draw:text-box>
          </draw:frame>
          <draw:custom-shape draw:style-name="gr12" draw:text-style-name="P4" draw:layer="layout" svg:width="6.89cm" svg:height="1.327cm" svg:x="0.074cm" svg:y="1.1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6" draw:layer="layout" svg:width="7.054cm" svg:height="0.963cm" svg:x="0.026cm" svg:y="1.092cm">
            <draw:text-box>
              <text:p text:style-name="P5">diplomová_práce.pdf<text:tab/>Ne 30.3.2014, 17:31</text:p>
              <text:p text:style-name="P5">schéma_replikace.png<text:tab/>Pá 28.3.2014, 12:20 </text:p>
            </draw:text-box>
          </draw:frame>
        </draw:g>
        <draw:frame draw:style-name="gr14" draw:text-style-name="P8" draw:layer="layout" svg:width="4.005cm" svg:height="0.645cm" svg:x="5.523cm" svg:y="0.4cm">
          <draw:text-box>
            <text:p text:style-name="P7"><text:span text:style-name="T2">Před synchronizací</text:span></text:p>
          </draw:text-box>
        </draw:frame>
        <draw:frame draw:style-name="gr15" draw:text-style-name="P10" draw:layer="layout" svg:width="3.647cm" svg:height="1.039cm" svg:x="5.702cm" svg:y="2.963cm">
          <draw:text-box>
            <text:p text:style-name="P9"><text:span text:style-name="T2">Po synchronizac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cs" fo:country="CZ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cm" fo:page-height="5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ét </meta:initial-creator>
    <meta:creation-date>2014-03-30T20:51:59</meta:creation-date>
    <dc:date>2014-04-06T19:12:03</dc:date>
    <dc:creator>Markét </dc:creator>
    <meta:editing-duration>PT8M47S</meta:editing-duration>
    <meta:editing-cycles>5</meta:editing-cycles>
    <meta:generator>LibreOffice/3.5$Linux_x86 LibreOffice_project/350m1$Build-2</meta:generator>
    <meta:document-statistic meta:object-count="19"/>
  </office:meta>
</office:document-meta>
</file>